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HK" fo:font-size="18pt" fo:font-weight="bold" officeooo:rsid="0019ba26" officeooo:paragraph-rsid="0019ba26" style:font-name-asian="Noto Sans CJK HK" style:font-size-asian="18pt" style:language-asian="zh" style:country-asian="TW" style:font-weight-asian="bold" style:font-size-complex="18pt" style:font-weight-complex="bold"/>
    </style:style>
    <style:style style:name="P2" style:family="paragraph" style:parent-style-name="Standard">
      <style:paragraph-properties fo:text-align="center" style:justify-single-word="false"/>
      <style:text-properties style:font-name="Noto Sans CJK HK" fo:font-size="12pt" officeooo:rsid="0019ba26" officeooo:paragraph-rsid="0019c2bb" style:font-name-asian="Noto Sans CJK HK" style:font-size-asian="12pt" style:language-asian="ja" style:country-asian="JP" style:font-size-complex="12pt"/>
    </style:style>
    <style:style style:name="P3" style:family="paragraph" style:parent-style-name="Standard">
      <style:paragraph-properties fo:text-align="center" style:justify-single-word="false"/>
      <style:text-properties fo:color="#666666" loext:opacity="100%" style:font-name="Noto Sans CJK HK" fo:font-size="13.6999998092651pt" officeooo:rsid="001ad8ef" officeooo:paragraph-rsid="001ad8ef" style:font-name-asian="Noto Sans CJK HK" style:font-size-asian="12pt" style:language-asian="zh" style:country-asian="TW" style:font-size-complex="13.6999998092651pt"/>
    </style:style>
    <style:style style:name="P4" style:family="paragraph" style:parent-style-name="Standard">
      <style:paragraph-properties fo:text-align="center" style:justify-single-word="false"/>
      <style:text-properties fo:color="#666666" loext:opacity="100%" style:font-name="Noto Sans CJK HK" fo:font-size="12pt" officeooo:rsid="001ad8ef" officeooo:paragraph-rsid="001ad8ef" style:font-name-asian="Noto Sans CJK HK" style:font-size-asian="12pt" style:language-asian="zh" style:country-asian="TW" style:font-size-complex="12pt"/>
    </style:style>
    <style:style style:name="P5" style:family="paragraph" style:parent-style-name="Standard">
      <style:paragraph-properties fo:text-align="center" style:justify-single-word="false"/>
      <style:text-properties fo:font-size="12pt" officeooo:paragraph-rsid="0019c2bb" style:font-size-asian="12pt" style:font-size-complex="12pt"/>
    </style:style>
    <style:style style:name="P6" style:family="paragraph" style:parent-style-name="Standard">
      <style:paragraph-properties fo:text-align="start" style:justify-single-word="false"/>
      <style:text-properties fo:color="#000000" loext:opacity="100%" style:font-name="Noto Sans CJK HK" fo:font-size="13.6999998092651pt" fo:font-weight="bold" officeooo:rsid="001ad8ef" officeooo:paragraph-rsid="001ad8ef" style:font-name-asian="Noto Sans CJK HK" style:font-size-asian="12pt" style:language-asian="zh" style:country-asian="TW" style:font-weight-asian="bold" style:font-size-complex="13.6999998092651pt" style:font-weight-complex="bold"/>
    </style:style>
    <style:style style:name="P7" style:family="paragraph" style:parent-style-name="Standard">
      <style:paragraph-properties fo:text-align="start" style:justify-single-word="false"/>
      <style:text-properties fo:color="#000000" loext:opacity="100%" style:font-name="Noto Sans CJK HK" fo:font-size="13.6999998092651pt" fo:font-weight="normal" officeooo:rsid="001ad8ef" officeooo:paragraph-rsid="001ad8ef" style:font-name-asian="Noto Sans CJK HK" style:font-size-asian="12pt" style:language-asian="zh" style:country-asian="TW" style:font-weight-asian="normal" style:font-size-complex="13.6999998092651pt" style:font-weight-complex="normal"/>
    </style:style>
    <style:style style:name="P8" style:family="paragraph" style:parent-style-name="Standard">
      <style:paragraph-properties fo:text-align="start" style:justify-single-word="false"/>
      <style:text-properties fo:color="#000000" loext:opacity="100%" style:font-name="Noto Sans CJK HK" fo:font-size="12pt" fo:font-weight="bold" officeooo:rsid="001ad8ef" officeooo:paragraph-rsid="001ad8ef" style:font-name-asian="Noto Sans CJK HK" style:font-size-asian="12pt" style:language-asian="zh" style:country-asian="TW" style:font-weight-asian="bold" style:font-size-complex="12pt" style:font-weight-complex="bold"/>
    </style:style>
    <style:style style:name="P9" style:family="paragraph" style:parent-style-name="Standard">
      <style:paragraph-properties fo:text-align="start" style:justify-single-word="false"/>
      <style:text-properties fo:color="#000000" loext:opacity="100%" style:font-name="Noto Sans CJK HK" fo:font-size="12pt" fo:font-weight="bold" officeooo:rsid="001c4b9b" officeooo:paragraph-rsid="001c4b9b" style:font-name-asian="Noto Sans CJK HK" style:font-size-asian="12pt" style:language-asian="zh" style:country-asian="TW" style:font-weight-asian="bold" style:font-size-complex="12pt" style:font-weight-complex="bold"/>
    </style:style>
    <style:style style:name="P10" style:family="paragraph" style:parent-style-name="Standard">
      <style:paragraph-properties fo:text-align="start" style:justify-single-word="false"/>
      <style:text-properties fo:color="#000000" loext:opacity="100%" style:font-name="Noto Sans CJK HK" fo:font-size="12pt" fo:font-weight="bold" officeooo:rsid="001d0795" officeooo:paragraph-rsid="001d0795" style:font-name-asian="Noto Sans CJK HK" style:font-size-asian="12pt" style:language-asian="zh" style:country-asian="TW" style:font-weight-asian="bold" style:font-size-complex="12pt" style:font-weight-complex="bold"/>
    </style:style>
    <style:style style:name="P11" style:family="paragraph" style:parent-style-name="Standard">
      <style:paragraph-properties fo:text-align="start" style:justify-single-word="false"/>
      <style:text-properties fo:color="#000000" loext:opacity="100%" style:font-name="Noto Sans CJK HK" fo:font-size="12pt" fo:font-weight="bold" officeooo:rsid="001f1eab" officeooo:paragraph-rsid="001f1eab" style:font-name-asian="Noto Sans CJK HK" style:font-size-asian="12pt" style:language-asian="zh" style:country-asian="TW" style:font-weight-asian="bold" style:font-size-complex="12pt" style:font-weight-complex="bold"/>
    </style:style>
    <style:style style:name="P12" style:family="paragraph" style:parent-style-name="Standard">
      <style:paragraph-properties fo:text-align="start" style:justify-single-word="false"/>
      <style:text-properties fo:color="#000000" loext:opacity="100%" style:font-name="Noto Sans CJK HK" fo:font-size="12pt" fo:font-weight="bold" officeooo:rsid="0022d0da" officeooo:paragraph-rsid="0022d0da" style:font-name-asian="Noto Sans CJK HK" style:font-size-asian="12pt" style:language-asian="zh" style:country-asian="TW" style:font-weight-asian="bold" style:font-size-complex="12pt" style:font-weight-complex="bold"/>
    </style:style>
    <style:style style:name="P13" style:family="paragraph" style:parent-style-name="Standard">
      <style:paragraph-properties fo:text-align="start" style:justify-single-word="false"/>
      <style:text-properties fo:color="#000000" loext:opacity="100%" style:font-name="Noto Sans CJK HK" fo:font-size="12pt" fo:font-weight="bold" officeooo:rsid="001c4b9b" officeooo:paragraph-rsid="001c4b9b" style:font-name-asian="Noto Sans CJK HK" style:font-size-asian="10.5pt" style:language-asian="zh" style:country-asian="TW" style:font-weight-asian="bold" style:font-size-complex="12pt" style:font-weight-complex="bold"/>
    </style:style>
    <style:style style:name="P14" style:family="paragraph" style:parent-style-name="Standard">
      <style:paragraph-properties fo:text-align="start" style:justify-single-word="false"/>
      <style:text-properties fo:color="#000000" loext:opacity="100%" style:font-name="Noto Sans CJK HK" fo:font-size="12pt" fo:font-weight="bold" officeooo:rsid="001d0795" officeooo:paragraph-rsid="001d0795" style:font-name-asian="Noto Sans CJK HK" style:font-size-asian="10.5pt" style:language-asian="zh" style:country-asian="TW" style:font-weight-asian="bold" style:font-size-complex="12pt" style:font-weight-complex="bold"/>
    </style:style>
    <style:style style:name="P15" style:family="paragraph" style:parent-style-name="Standard">
      <style:paragraph-properties fo:text-align="start" style:justify-single-word="false"/>
      <style:text-properties fo:color="#000000" loext:opacity="100%" style:font-name="Noto Sans CJK HK" fo:font-size="12pt" fo:font-weight="normal" officeooo:rsid="001d0795" officeooo:paragraph-rsid="001d0795" style:font-name-asian="Noto Sans CJK HK" style:font-size-asian="12pt" style:language-asian="zh" style:country-asian="TW" style:font-weight-asian="normal" style:font-size-complex="12pt" style:font-weight-complex="normal"/>
    </style:style>
    <style:style style:name="P16" style:family="paragraph" style:parent-style-name="Standard">
      <style:paragraph-properties fo:text-align="start" style:justify-single-word="false"/>
      <style:text-properties fo:color="#000000" loext:opacity="100%" style:font-name="Noto Sans CJK HK" fo:font-size="12pt" fo:font-weight="normal" officeooo:rsid="001d47fe" officeooo:paragraph-rsid="001d47fe" style:font-name-asian="Noto Sans CJK HK" style:font-size-asian="12pt" style:language-asian="zh" style:country-asian="TW" style:font-weight-asian="normal" style:font-size-complex="12pt" style:font-weight-complex="normal"/>
    </style:style>
    <style:style style:name="P17" style:family="paragraph" style:parent-style-name="Standard">
      <style:paragraph-properties fo:text-align="start" style:justify-single-word="false"/>
      <style:text-properties fo:color="#000000" loext:opacity="100%" style:font-name="Noto Sans CJK HK" fo:font-size="12pt" fo:font-weight="normal" officeooo:rsid="001f1eab" officeooo:paragraph-rsid="001f1eab" style:font-name-asian="Noto Sans CJK HK" style:font-size-asian="12pt" style:language-asian="zh" style:country-asian="TW" style:font-weight-asian="normal" style:font-size-complex="12pt" style:font-weight-complex="normal"/>
    </style:style>
    <style:style style:name="P18" style:family="paragraph" style:parent-style-name="Standard">
      <style:paragraph-properties fo:text-align="start" style:justify-single-word="false"/>
      <style:text-properties fo:color="#000000" loext:opacity="100%" style:font-name="Noto Sans CJK HK" fo:font-size="12pt" fo:font-weight="normal" officeooo:rsid="001c4b9b" officeooo:paragraph-rsid="0024697a" style:font-name-asian="Noto Sans CJK HK" style:font-size-asian="12pt" style:language-asian="zh" style:country-asian="TW" style:font-weight-asian="normal" style:font-size-complex="12pt" style:font-weight-complex="normal"/>
    </style:style>
    <style:style style:name="P19" style:family="paragraph" style:parent-style-name="Standard">
      <style:paragraph-properties fo:text-align="start" style:justify-single-word="false"/>
      <style:text-properties officeooo:paragraph-rsid="001d0795"/>
    </style:style>
    <style:style style:name="P20" style:family="paragraph" style:parent-style-name="Standard">
      <style:paragraph-properties fo:text-align="start" style:justify-single-word="false"/>
      <style:text-properties officeooo:paragraph-rsid="0022d0da"/>
    </style:style>
    <style:style style:name="P21" style:family="paragraph" style:parent-style-name="Standard">
      <style:paragraph-properties fo:text-align="start" style:justify-single-word="false"/>
      <style:text-properties officeooo:paragraph-rsid="0024697a"/>
    </style:style>
    <style:style style:name="P22" style:family="paragraph" style:parent-style-name="Standard">
      <style:paragraph-properties fo:text-align="start" style:justify-single-word="false"/>
      <style:text-properties style:font-name="Noto Sans CJK HK" fo:font-size="10pt" officeooo:paragraph-rsid="001d0795" style:font-name-asian="Noto Sans CJK HK" style:font-size-asian="10pt" style:font-size-complex="10pt"/>
    </style:style>
    <style:style style:name="P23" style:family="paragraph" style:parent-style-name="Standard">
      <style:paragraph-properties fo:text-align="start" style:justify-single-word="false"/>
      <style:text-properties officeooo:rsid="0022d0da" officeooo:paragraph-rsid="0022d0da"/>
    </style:style>
    <style:style style:name="T1" style:family="text">
      <style:text-properties style:font-name="Noto Sans CJK HK" officeooo:rsid="0019ba26" style:font-name-asian="Noto Sans CJK HK" style:language-asian="ja" style:country-asian="JP"/>
    </style:style>
    <style:style style:name="T2" style:family="text">
      <style:text-properties style:font-name="Noto Sans CJK HK" officeooo:rsid="0019ba26" style:font-name-asian="Noto Sans CJK HK" style:language-asian="zh" style:country-asian="TW"/>
    </style:style>
    <style:style style:name="T3" style:family="text">
      <style:text-properties style:language-asian="zh" style:country-asian="TW"/>
    </style:style>
    <style:style style:name="T4" style:family="text">
      <style:text-properties officeooo:rsid="001a8a9d" style:language-asian="zh" style:country-asian="TW"/>
    </style:style>
    <style:style style:name="T5" style:family="text">
      <style:text-properties style:language-asian="ja" style:country-asian="JP"/>
    </style:style>
    <style:style style:name="T6" style:family="text">
      <style:text-properties officeooo:rsid="0020fe57" style:language-asian="ja" style:country-asian="JP"/>
    </style:style>
    <style:style style:name="T7" style:family="text">
      <style:text-properties officeooo:rsid="0022f11d" style:language-asian="ja" style:country-asian="JP"/>
    </style:style>
    <style:style style:name="T8" style:family="text">
      <style:text-properties fo:color="#000000" loext:opacity="100%" style:font-name="Noto Sans CJK HK" fo:font-size="10pt" fo:font-weight="normal" officeooo:rsid="001d0795" style:font-name-asian="Noto Sans CJK HK" style:font-size-asian="10pt" style:language-asian="zh" style:country-asian="TW" style:font-weight-asian="normal" style:font-size-complex="10pt" style:font-weight-complex="normal"/>
    </style:style>
    <style:style style:name="T9" style:family="text">
      <style:text-properties style:font-name="Noto Sans CJK HK" fo:font-size="10pt" style:font-name-asian="Noto Sans CJK HK" style:font-size-asian="10pt" style:font-size-complex="10pt"/>
    </style:style>
    <style:style style:name="T10" style:family="text">
      <style:text-properties style:font-name="Noto Sans CJK HK" fo:font-size="10pt" officeooo:rsid="0022d0da" style:font-name-asian="Noto Sans CJK HK" style:font-size-asian="10pt" style:font-size-complex="10pt"/>
    </style:style>
    <style:style style:name="T11" style:family="text">
      <style:text-properties style:font-name="Noto Sans CJK HK" fo:font-size="10pt" officeooo:rsid="0024697a" style:font-name-asian="Noto Sans CJK HK" style:font-size-asian="10pt" style:font-size-complex="10pt"/>
    </style:style>
    <style:style style:name="T12" style:family="text">
      <style:text-properties style:text-underline-style="solid" style:text-underline-width="auto" style:text-underline-color="font-color" officeooo:rsid="0024697a"/>
    </style:style>
    <style:style style:name="T13" style:family="text">
      <style:text-properties style:text-position="super 58%"/>
    </style:style>
    <style:style style:name="T14" style:family="text">
      <style:text-properties style:text-position="super 58%" style:text-underline-style="solid" style:text-underline-width="auto" style:text-underline-color="font-color"/>
    </style:style>
    <style:style style:name="T15" style:family="text">
      <style:text-properties style:text-position="super 58%" style:text-underline-style="solid" style:text-underline-width="auto" style:text-underline-color="font-color" officeooo:rsid="001d47fe"/>
    </style:style>
    <style:style style:name="T16" style:family="text">
      <style:text-properties style:text-position="super 58%" style:text-underline-style="solid" style:text-underline-width="auto" style:text-underline-color="font-color" officeooo:rsid="0022d0da"/>
    </style:style>
    <style:style style:name="T17" style:family="text">
      <style:text-properties style:text-position="super 58%" style:text-underline-style="solid" style:text-underline-width="auto" style:text-underline-color="font-color" officeooo:rsid="0024697a"/>
    </style:style>
    <style:style style:name="T18" style:family="text">
      <style:text-properties style:text-position="super 58%" officeooo:rsid="001d47fe"/>
    </style:style>
    <style:style style:name="T19" style:family="text">
      <style:text-properties style:text-position="super 58%" officeooo:rsid="001f1eab"/>
    </style:style>
    <style:style style:name="T20" style:family="text">
      <style:text-properties style:text-position="super 58%" officeooo:rsid="0022d0da"/>
    </style:style>
    <style:style style:name="T21" style:family="text">
      <style:text-properties style:text-position="super 58%" officeooo:rsid="0024697a"/>
    </style:style>
    <style:style style:name="T22" style:family="text">
      <style:text-properties officeooo:rsid="001f1eab"/>
    </style:style>
    <style:style style:name="T23" style:family="text">
      <style:text-properties officeooo:rsid="0020fe57"/>
    </style:style>
    <style:style style:name="T24" style:family="text">
      <style:text-properties officeooo:rsid="0022d0da"/>
    </style:style>
    <style:style style:name="T25" style:family="text">
      <style:text-properties officeooo:rsid="0022f11d"/>
    </style:style>
    <style:style style:name="T26" style:family="text">
      <style:text-properties officeooo:rsid="0024697a"/>
    </style:style>
    <style:style style:name="Ru1" style:family="ruby">
      <style:ruby-properties style:ruby-align="center" style:ruby-position="above" loext:ruby-position="above"/>
    </style:style>
    <style:style style:name="Ru2" style:family="ruby">
      <style:ruby-properties style:ruby-align="left" style:ruby-position="above" loext:ruby-position="abov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日本文化探析-機器的聲音</text:p>
      <text:p text:style-name="P5"><text:span text:style-name="T1">キーワード</text:span><text:span text:style-name="T2">：</text:span><text:ruby text:style-name="Ru2"><text:ruby-base><text:span text:style-name="T1">初</text:span></text:ruby-base><text:ruby-text>はつ</text:ruby-text></text:ruby><text:ruby text:style-name="Ru2"><text:ruby-base><text:span text:style-name="T1">音</text:span></text:ruby-base><text:ruby-text>ね</text:ruby-text></text:ruby><text:span text:style-name="T1">ミク 、ボカロ、シンセサイザーブイ、</text:span><text:ruby text:style-name="Ru2"><text:ruby-base><text:span text:style-name="T1">音声</text:span></text:ruby-base><text:ruby-text>おんせい</text:ruby-text></text:ruby><text:ruby text:style-name="Ru2"><text:ruby-base><text:span text:style-name="T1">合成</text:span></text:ruby-base><text:ruby-text>ごうせい</text:ruby-text></text:ruby><text:span text:style-name="T1">、</text:span><text:ruby text:style-name="Ru2"><text:ruby-base><text:span text:style-name="T1">電子</text:span></text:ruby-base><text:ruby-text>でんし</text:ruby-text></text:ruby><text:ruby text:style-name="Ru2"><text:ruby-base><text:span text:style-name="T1">音楽</text:span></text:ruby-base><text:ruby-text>おんがく</text:ruby-text></text:ruby></text:p>
      <text:p text:style-name="P2">關鍵字<text:span text:style-name="T3">：初音未來、</text:span><text:span text:style-name="T4">vocaloid、Synthesizer V、語音合成、電子音樂</text:span></text:p>
      <text:p text:style-name="P4">機械系 109611066 吳典謀</text:p>
      <text:p text:style-name="P3"/>
      <text:p text:style-name="P8">1. 前言</text:p>
      <text:p text:style-name="P6"/>
      <text:p text:style-name="P7">隨著科技的發展，合成的聲音在日常生活中變得越來越普遍，譬如現在的短影音會有許多創作者使用合成的聲音作為旁白。現在只要看到中文的短影音，十有八九是由微軟的語音庫的聲音合成出來的。不過在這類語音庫被廣泛使用之前，十幾年前，有一位虛擬歌手—初音未來（<text:ruby text:style-name="Ru2"><text:ruby-base><text:span text:style-name="T5">初</text:span></text:ruby-base><text:ruby-text>はつ</text:ruby-text></text:ruby><text:ruby text:style-name="Ru2"><text:ruby-base><text:span text:style-name="T5">音</text:span></text:ruby-base><text:ruby-text>ね</text:ruby-text></text:ruby><text:span text:style-name="T5">ミク</text:span>），成為風靡全球的偶像，創造了一個次文化。作為一名經常接觸這類音樂的聽眾，我發現有許多人知道初音未來，卻可能不了解她其實是用聲音合成的。並且在稍微查資料之後我發現這個文化經過了十幾年已經有一些我本來不知道的新文化，因此我想趁這個機會了解初音未來如何用她的聲音傳到整個世界，還有最近有哪些新的衍生文化。</text:p>
      <text:p text:style-name="P7"/>
      <text:p text:style-name="P9">2. 初音未來與Vocaloid 文化的誕生</text:p>
      <text:p text:style-name="P13"/>
      <text:p text:style-name="P15">初音未來是在2017年發售的軟體Vocaloid 2中的其中一個虛擬角色<text:span text:style-name="T13">(</text:span><text:span text:style-name="T14">1</text:span><text:span text:style-name="T13">)</text:span>，使用者可以在軟體中選擇歌手，並且輸入音調與歌詞，歌手就會將歌詞唱出來。不過在只輸入音調與歌詞的情況下，輸出的聲音通常帶有非常明顯的機械音<text:span text:style-name="T18">(</text:span><text:span text:style-name="T15">2</text:span><text:span text:style-name="T18">)</text:span>，因此作曲家會調整許多參數來讓聲音更為自然。不過透過參數調整聲音非常考驗作曲家的技巧，因此大部分的作品都帶有一定的機械音，形成一種「初音未來的口音」。</text:p>
      <text:p text:style-name="P15"/>
      <text:p text:style-name="P16">Vocaloid 2發布後，有許多使用者在日本的影片分享網站Niconico上分享自己製作的歌曲，並且也會在網站上徵求大家的意見與參數調整的技巧。<text:span text:style-name="T19">(2)</text:span>除此之外，許多二次創作也在網路上迅速出現，逐步形成一個由音樂、視覺藝術與舞台表演等多元元素交織的文化圈。在她的成功後，人們看到了虛擬偶像的潛力，也使<text:span text:style-name="T22">Vocaloid成為日本次文化的代表之一。</text:span></text:p>
      <text:p text:style-name="P16"/>
      <text:p text:style-name="P11">3. Synthesizer V與新一代的語音合成技術</text:p>
      <text:p text:style-name="P11"/>
      <text:p text:style-name="P17">在Vocaloid 2發布時，軟體並不是設計給初學者。就算是有音樂製作經驗的人來使用這個軟體，調整歌唱的參數等部份仍然需要一段時間適應。隨著Vocaloid的版本更迭，越來越多讓歌聲更為平滑的工具也幫助作曲家更方便的調整參數。在Vocaloid 6，更是引入了AI工具，讓使用者輸入歌詞與音高後可以自動調整參數，讓歌聲聽起來自然，之後只要使用者做一些微調表現自己的情感即可。</text:p>
      <text:p text:style-name="P17"/>
      <text:p text:style-name="P17"><text:soft-page-break/>雖然Vocaloid隨著時間變得更強大，不過內建的歌手已經無法滿足目前使用者的需求。<text:span text:style-name="T23">Synthesizer V是一款同樣有AI功能的語音合成軟體，並且有許多表現出色的虛擬歌手，譬如重音Teto（</text:span><text:ruby text:style-name="Ru1"><text:ruby-base><text:span text:style-name="T6">重音</text:span></text:ruby-base><text:ruby-text>かさね</text:ruby-text></text:ruby><text:span text:style-name="T6">テト</text:span><text:span text:style-name="T23">）。</text:span><text:span text:style-name="T24">Synthesizer V相比於Vocaloid 6有更多的虛擬歌手</text:span><text:span text:style-name="T20">(</text:span><text:span text:style-name="T16">3,4</text:span><text:span text:style-name="T20">)</text:span><text:span text:style-name="T24">，並且有獨立開發的AI模型</text:span><text:span text:style-name="T20">(</text:span><text:span text:style-name="T16">5</text:span><text:span text:style-name="T20">)</text:span><text:span text:style-name="T24">，因此在大眾眼中Synthesizer V是AI技術的代表。這樣的技術革新降低了創作門檻，為了虛擬歌手的創作生態注入新的活力。</text:span></text:p>
      <text:p text:style-name="P17"/>
      <text:p text:style-name="P12">4. 結語</text:p>
      <text:p text:style-name="P13"/>
      <text:p text:style-name="P18">從<text:span text:style-name="T25">Vocaloid到Synthesizer V，從最初的冷硬機械感到具有情感表現的聲音，虛擬歌手吸引了許多聽眾，成為了現代日本文化的一部分。除了歌聲外，也有許多畫家、動畫師，甚至是舞者，為了虛擬歌手製作二次創作。虛擬歌手的地位已經超越了單純的聲音合成，成為了跨越音樂、視覺與互動的多元文化。</text:span></text:p>
      <text:p text:style-name="P18"/>
      <text:p text:style-name="P18"><text:span text:style-name="T25">在更了解</text:span><text:span text:style-name="T7">Vocaloid</text:span><text:span text:style-name="T25">的文化後，我對他已經持續十幾年的蛻變過程感到吃驚。最新的</text:span><text:span text:style-name="T26">Vocaloid軟體並不被大家看好，不過Synthesizer V仍然持續了虛擬歌手的魅力。比起十幾年前的時候，虛擬歌手的討論度已經下滑了許多，有些原本使用初音未來作為音源的音樂家，譬如米津玄師</text:span><text:span text:style-name="T21">(</text:span><text:span text:style-name="T17">6</text:span><text:span text:style-name="T21">)</text:span><text:span text:style-name="T26">，紛紛轉往其他的方向，虛擬歌手變成了相對小眾的文化。希望未來還有使用虛擬歌手創作的音樂家，繼續延續這個文化。</text:span></text:p>
      <text:p text:style-name="P13"/>
      <text:p text:style-name="P10">x. 引用</text:p>
      <text:p text:style-name="P14"/>
      <text:p text:style-name="P19"><text:span text:style-name="T8">[1] </text:span><text:span text:style-name="T9">“初音未來.” In 維基百科，自由的百科全書, October 30, 2024. </text:span><text:a xlink:type="simple" xlink:href="https://zh.wikipedia.org/w/index.php?title=初音未來&amp;oldid=84788673" text:style-name="Internet_20_link" text:visited-style-name="Visited_20_Internet_20_Link"><text:span text:style-name="T9">https://zh.wikipedia.org/w/index.php?title=%E5%88%9D%E9%9F%B3%E6%9C%AA%E4%BE%86&amp;oldid=84788673</text:span></text:a><text:span text:style-name="T9">.</text:span></text:p>
      <text:p text:style-name="P19"><text:span text:style-name="T9">[2]“VOCALOID.” In 維基百科，自由的百科全書, September 29, 2024. </text:span><text:a xlink:type="simple" xlink:href="https://zh.wikipedia.org/w/index.php?title=VOCALOID&amp;oldid=84397036" text:style-name="Internet_20_link" text:visited-style-name="Visited_20_Internet_20_Link"><text:span text:style-name="T9">https://zh.wikipedia.org/w/index.php?title=VOCALOID&amp;oldid=84397036</text:span></text:a><text:span text:style-name="T9">.</text:span></text:p>
      <text:p text:style-name="P19"><text:span text:style-name="T9">[3]Dreamtonics. “Synthesizer V | Dreamtonics株式会社,” April 15, 2020. </text:span><text:a xlink:type="simple" xlink:href="https://dreamtonics.com/synthesizerv/" text:style-name="Internet_20_link" text:visited-style-name="Visited_20_Internet_20_Link"><text:span text:style-name="T9">https://dreamtonics.com/synthesizerv/</text:span></text:a><text:span text:style-name="T9">.</text:span></text:p>
      <text:p text:style-name="P20"><text:span text:style-name="T10">[4]</text:span><text:span text:style-name="T9">“VOCALOID6 | Vocaloid Wiki | Fandom.” Accessed November 15, 2024. </text:span><text:a xlink:type="simple" xlink:href="https://vocaloid.fandom.com/wiki/VOCALOID6" text:style-name="Internet_20_link" text:visited-style-name="Visited_20_Internet_20_Link"><text:span text:style-name="T9">https://vocaloid.fandom.com/wiki/VOCALOID6</text:span></text:a><text:span text:style-name="T9">.</text:span></text:p>
      <text:p text:style-name="P19"><text:span text:style-name="T9">[</text:span><text:span text:style-name="T10">5</text:span><text:span text:style-name="T9">] “Synthesizer V.” In 維基百科，自由的百科全書, July 15, 2024. </text:span><text:a xlink:type="simple" xlink:href="https://zh.wikipedia.org/w/index.php?title=Synthesizer_V&amp;oldid=83418079" text:style-name="Internet_20_link" text:visited-style-name="Visited_20_Internet_20_Link"><text:span text:style-name="T9">https://zh.wikipedia.org/w/index.php?title=Synthesizer_V&amp;oldid=83418079</text:span></text:a><text:span text:style-name="T9">.</text:span></text:p>
      <text:p text:style-name="P21"><text:span text:style-name="T11">[6]</text:span><text:span text:style-name="T9">“米津玄師.” In 維基百科，自由的百科全書, October 24, 2024. </text:span><text:a xlink:type="simple" xlink:href="https://zh.wikipedia.org/w/index.php?title=米津玄師&amp;oldid=84708223" text:style-name="Internet_20_link" text:visited-style-name="Visited_20_Internet_20_Link"><text:span text:style-name="T9">https://zh.wikipedia.org/w/index.php?title=%E7%B1%B3%E6%B4%A5%E7%8E%84%E5%B8%AB&amp;oldid=84708223</text:span></text:a><text:span text:style-name="T9">.</text:span></text:p>
      <text:p text:style-name="P19"><text:span text:style-name="T9"/></text:p>
      <text:p text:style-name="P23"/>
      <text:p text:style-name="P22"/>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Rubies" style:family="text">
      <style:text-properties fo:font-size="6pt" style:text-underline-style="none" style:font-size-asian="6pt" style:font-size-complex="6pt" style:text-emphasize="none"/>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4T21:28:25.181472116</meta:creation-date>
    <meta:print-date>2024-11-15T00:00:56.996602773</meta:print-date>
    <meta:printed-by>PDF files</meta:printed-by>
    <dc:date>2024-11-15T00:31:05.472409794</dc:date>
    <meta:editing-duration>PT9M27S</meta:editing-duration>
    <meta:editing-cycles>2</meta:editing-cycles>
    <meta:generator>LibreOffice/24.2.7.2$Linux_X86_64 LibreOffice_project/420$Build-2</meta:generator>
    <meta:document-statistic meta:table-count="0" meta:image-count="0" meta:object-count="0" meta:page-count="2" meta:paragraph-count="22" meta:word-count="1436" meta:character-count="2293" meta:non-whitespace-character-count="2227"/>
  </office:meta>
</office:document-meta>
</file>